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Long_20_Dot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87cm" svg:y1="5.762cm" svg:x2="2.587cm" svg:y2="12.43cm">
          <text:p/>
        </draw:line>
        <draw:line draw:style-name="gr1" draw:text-style-name="P1" draw:layer="layout" svg:x1="2.587cm" svg:y1="12.43cm" svg:x2="16.557cm" svg:y2="12.43cm">
          <text:p/>
        </draw:line>
        <draw:path draw:style-name="gr2" draw:text-style-name="P1" draw:layer="layout" svg:width="8.673cm" svg:height="1.947cm" draw:transform="rotate (0.586081562819696) translate (5.699cm 9.484cm)" svg:viewBox="0 0 8674 1948" svg:d="M0 0c587 184 1221 76 1795 313 443 183 457 831 1142 709 530-95 990-325 1558-138 444 145 1181-325 1400 99 286 550 466 946 905 845 539-124 1173-310 1659 75l215 45">
          <text:p/>
        </draw:path>
        <draw:line draw:style-name="gr3" draw:text-style-name="P1" draw:layer="layout" svg:x1="5.445cm" svg:y1="7.667cm" svg:x2="5.445cm" svg:y2="12.747cm">
          <text:p/>
        </draw:line>
        <draw:line draw:style-name="gr3" draw:text-style-name="P1" draw:layer="layout" svg:x1="13.7cm" svg:y1="6.08cm" svg:x2="13.745cm" svg:y2="12.747cm">
          <text:p/>
        </draw:line>
        <draw:line draw:style-name="gr4" draw:text-style-name="P2" draw:layer="layout" svg:x1="5.762cm" svg:y1="13.382cm" svg:x2="13.382cm" svg:y2="13.382cm">
          <text:p text:style-name="P2">time window</text:p>
        </draw:line>
        <draw:frame draw:style-name="gr5" draw:text-style-name="P3" draw:layer="layout" svg:width="1.7cm" svg:height="0.962cm" svg:x="15.922cm" svg:y="12.738cm">
          <draw:text-box>
            <text:p>time</text:p>
          </draw:text-box>
        </draw:frame>
        <draw:frame draw:style-name="gr5" draw:text-style-name="P3" draw:layer="layout" svg:width="1.946cm" svg:height="0.962cm" svg:x="2.587cm" svg:y="6.07cm">
          <draw:text-box>
            <text:p>Pric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1T23:01:36.566471833</meta:creation-date>
    <dc:date>2021-09-21T23:05:12.275187554</dc:date>
    <meta:editing-duration>PT3M36S</meta:editing-duration>
    <meta:editing-cycles>1</meta:editing-cycles>
    <meta:document-statistic meta:object-count="8"/>
    <meta:generator>LibreOffice/7.1.5.2$Linux_X86_64 LibreOffice_project/10$Build-2</meta:generator>
  </office:meta>
</office:document-meta>
</file>